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CC_Transparency_Report_Novemb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s/>Invoice Value <text:tab/>Supplier_Name<text:tab/>Categ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5.99 <text:tab/>3RD LIGHT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40.00 <text:tab/>A.I.M COUNSELLING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4.25 <text:tab/>AA MOTORS (NORTH EAST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98.40 <text:tab/>AAH PHARMACEUTICAL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99.00 <text:tab/>AAH PHARMACEUTICAL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10.00 <text:tab/>ABBOTT TOXICOLOGY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.30 <text:tab/>ABBOTT TOXICOLOGY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6,493.65 <text:tab/>ABINGDO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80.10 <text:tab/>ABLE SYSTEMS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0.00 <text:tab/>ACCESS COUNSELLING OXFOR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66.80 <text:tab/>ACTING OUT PRODUC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89.54 <text:tab/>ACTING OUT PRODUC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3.00 <text:tab/>ADBOARD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3,934.34 <text:tab/>ADECCO UK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6,305.58 <text:tab/>ADECCO UK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0.00 <text:tab/>ADT FIRE &amp; SECURITY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1.00 <text:tab/>ADT FIRE &amp; SECURITY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08.50 <text:tab/>ADT FIRE &amp; SECURITY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2.10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709.70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5.00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1.00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0.00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2.00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,218.00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6.98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,827.00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,629.48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056.76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3.00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4.00 <text:tab/>ADT FIRE AND SECURITY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0.00 <text:tab/>ADVANCE MOTORS LTD T/A ADVANCE VAUXHALL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2.03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4.49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5.05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.49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.50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4.49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4.49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.00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4.49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1.21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.50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4.49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.49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.10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4.49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8.36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4.49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8.36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1.14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.50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8.83 <text:tab/>ADVANCED VEHICLE GLAZ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9.10 <text:tab/>AERO HEALTHCARE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1.67 <text:tab/>AGIITO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,286.67 <text:tab/>AGIITO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35.42 <text:tab/>AGIITO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319.63 <text:tab/>AGIITO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083.13 <text:tab/>AGIITO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.00 <text:tab/>AGIITO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.50 <text:tab/>AGIITO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0.50 <text:tab/>AGIITO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.50 <text:tab/>AGIITO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.00 <text:tab/>AGIITO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6.00 <text:tab/>AGILENT TECHNOLOGIES LDA UK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0.00 <text:tab/>AID TRAINING &amp; OPERA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0.00 <text:tab/>AID TRAINING &amp; OPERA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0.00 <text:tab/>ALAN HADLEY T/A CLEMBI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0.00 <text:tab/>ALAN HADLEY T/A CLEMBI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0.00 <text:tab/>ALECTO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1.49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02.90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3.89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.81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7.65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.33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.41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.08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0.30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.90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.89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.87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.54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44.24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.96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5.50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9.70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4.24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5.11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9.70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3.99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7.94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2.20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.88 <text:tab/>ALLIANCE AUTOMOTIVE GROUP T/A MOTORSERV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3.00 <text:tab/>ALT-BERG BOOT MANUFACTURING COMPANY<text:tab/>Operational goods &amp;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91.50 <text:tab/>ALT-BERG BOOT MANUFACTURING COMPANY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5.81 <text:tab/>ANGLIAN WATER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4.94 <text:tab/>ANGLIAN WATER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3.89 <text:tab/>APELLA SOLUTIO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.44 <text:tab/>APPLETON ENGINEERING LEIS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.44 <text:tab/>APPLETON ENGINEERING LEIS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.00 <text:tab/>APPLETON ENGINEERING LEIS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.12 <text:tab/>ARCO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,176.44 <text:tab/>ASPIRE OXFORDSHIRECOMMUNITY ENTERPRISE L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4.55 <text:tab/>ATS EUROMASTER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469.95 <text:tab/>AUTOTECH A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74.58 <text:tab/>AUTOTECH A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25.00 <text:tab/>AVI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0.54 <text:tab/>AVON PROTECTIO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,546.07 <text:tab/>AXIS EUROPE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58.58 <text:tab/>AYLESBURY BODY LANGU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,335.96 <text:tab/>AYLESBURY BODY LANGU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637.43 <text:tab/>AYLESBURY BODY LANGU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825.03 <text:tab/>AYLESBURY BODY LANGU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0.00 <text:tab/>AYLESBURY BODY LANGU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12.64 <text:tab/>B &amp; H MOTOR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5.83 <text:tab/>B &amp; H MOTOR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25.75 <text:tab/>B &amp; H MOTOR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5.00 <text:tab/>BACK CARE SOLU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9.45 <text:tab/>BACK CARE SOLU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5.95 <text:tab/>BACK CARE SOLU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5.00 <text:tab/>BACK CARE SOLU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94.50 <text:tab/>BACK CARE SOLU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7.45 <text:tab/>BACK CARE SOLU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0.00 <text:tab/>BAILY GARNER LLP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.00 <text:tab/>BANNER GROUP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.00 <text:tab/>BAREFOOT OXFORD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1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72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1.82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0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,772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622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0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793.5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5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644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203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265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3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6.08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2.05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7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5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5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,642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86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3.2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9.06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664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63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954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.5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0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5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723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3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7.5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6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76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137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3.5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22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3.88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50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7.5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93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0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0.16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3.5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.5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920.00 <text:tab/>BARKER AND EVA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93.57 <text:tab/>BARKERS ENGINEERING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.46 <text:tab/>BARONS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1.29 <text:tab/>BARONS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0.13 <text:tab/>BARONS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1.37 <text:tab/>BARONS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.74 <text:tab/>BARONS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0.13 <text:tab/>BARONS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.49 <text:tab/>BARONS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65.50 <text:tab/>BARRINGTON INTERNATIONAL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5.00 <text:tab/>BATES OFFICE - GRESHAM OFFICE FURNITURE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632.00 <text:tab/>BATES OFFICE - GRESHAM OFFICE FURNITURE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817.00 <text:tab/>BATES OFFICE - GRESHAM OFFICE FURNITURE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28.20 <text:tab/>BDA SURVEYING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5.10 <text:tab/>BECHTLE DIREC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.00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6.38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.04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9.62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4.62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50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.50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00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.74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4.62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.60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5.06 <text:tab/>BEDFORD BATTERY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1.64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90.36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71.30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4.76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8.08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1.17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35.45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48.48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25.82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9.39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36.58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7.10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9.64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78.64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16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4.25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1.30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93.43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8.25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0.56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.70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.26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5.90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.84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5.45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.66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.60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.68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5.80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.27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07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19.20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2.95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.14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07.78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3.49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.05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5.24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0.96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5.24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9.30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4.20 <text:tab/>BELLS MOTO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719.50 <text:tab/>BENNETT SAFETYWEA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14.51 <text:tab/>BERKSHIRE CYCLE CO (WOODLEY STORE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0.37 <text:tab/>BERKSHIRE CYCLE CO (WOODLEY STORE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15.83 <text:tab/>BERKSHIRE PARTS AND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2.27 <text:tab/>BERKSHIRE PARTS AND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6.03 <text:tab/>BERKSHIRE PARTS AND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.58 <text:tab/>BERKSHIRE PARTS AND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.32 <text:tab/>BERKSHIRE PARTS AND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.60 <text:tab/>BERKSHIRE PARTS AND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4.76 <text:tab/>BERKSHIRE PARTS AND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2.55 <text:tab/>BERKSHIRE PARTS AND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.96 <text:tab/>BERKSHIRE PARTS AND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1.47 <text:tab/>BERKSHIRE PARTS AND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9.54 <text:tab/>BERKSHIRE PARTS AND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500.00 <text:tab/>BLAKE MORGAN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0.00 <text:tab/>BLUE OCEANS COUNSELLING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0.19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1.75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0.19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0.15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6.35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1.75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68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4.00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9.00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6.86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1.13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9.88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3.69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.65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5.20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9.88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0.83 <text:tab/>BLUELIGHT GRAPHIC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3.57 <text:tab/>BOC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5.84 <text:tab/>BOC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.00 <text:tab/>BOC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88 <text:tab/>BOC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.00 <text:tab/>BOC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.76 <text:tab/>BOC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.10 <text:tab/>BOC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6.45 <text:tab/>BOC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829.20 <text:tab/>BOC LTD<text:tab/>Operational goods &amp;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362.63 <text:tab/>BOC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979.00 <text:tab/>BOING RAPID SECURE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984.00 <text:tab/>BOING RAPID SECURE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377.00 <text:tab/>BOING RAPID SECURE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293.80 <text:tab/>BOING RAPID SECURE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354.25 <text:tab/>BOND SOLON TRAINING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10.39 <text:tab/>BOND SOLON TRAINING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5.18 <text:tab/>BOOKER CASH AND CARRY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,648.52 <text:tab/>BOUNDARY GATE AND BARRIER (CONTRACTS)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0.44 <text:tab/>BPS GROUP LTD t/as BIDFOO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6.96 <text:tab/>BPS GROUP LTD t/as BIDFOO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2.66 <text:tab/>BPS GROUP LTD t/as BIDFOO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.77 <text:tab/>BPS GROUP LTD t/as BIDFOO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3.84 <text:tab/>BPS GROUP LTD t/as BIDFOO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4.65 <text:tab/>BPS GROUP LTD t/as BIDFOO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7.29 <text:tab/>BPS GROUP LTD t/as BIDFOO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96.94 <text:tab/>BPS GROUP LTD t/as BIDFOO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7.05 <text:tab/>BPS GROUP LTD t/as BIDFOO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48.66 <text:tab/>BPS GROUP LTD t/as BIDFOO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154.43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696.13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83.14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97.47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439.53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38.84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216.10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481.66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314.56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1.78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,342.81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98.21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35.62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42.35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47.27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07.47 <text:tab/>BRADSHAW BODY REPAI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7.75 <text:tab/>BRAYLEY HYUNDAI ST ALBA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.46 <text:tab/>BRAYLEY HYUNDAI ST ALBA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1.45 <text:tab/>BRAYLEY HYUNDAI ST ALBA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.76 <text:tab/>BRAYLEY HYUNDAI ST ALBA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.51 <text:tab/>BRAYLEY HYUNDAI ST ALBA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,000.00 <text:tab/>BRIGHTER FUTURES FOR CHILDREN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,996.65 <text:tab/>BRIGHTER FUTURES FOR CHILDREN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712.50 <text:tab/>BrightGen Limited T/A CREDERA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5.26 <text:tab/>BRISTOL STREET BANBUR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11 <text:tab/>BRISTOL STREET BANBUR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9.46 <text:tab/>BRISTOL STREET BANBUR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8.33 <text:tab/>BRISTOL STREET BANBUR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3.58 <text:tab/>BRISTOL STREET BANBUR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7.23 <text:tab/>BRISTOL STREET BANBUR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635.00 <text:tab/>BRITANNIA FIR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8.66 <text:tab/>BRITISH GA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3.48 <text:tab/>BRITISH GAS TRADING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95.38 <text:tab/>BROADWAY ELECTRIC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6.26 <text:tab/>BROADWAY ELECTRIC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9.80 <text:tab/>BROADWAY ELECTRIC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8.51 <text:tab/>BROADWAY ELECTRIC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8.46 <text:tab/>BROADWAY ELECTRIC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21.22 <text:tab/>BROADWAY ELECTRIC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1.18 <text:tab/>BROADWAY ELECTRIC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97.52 <text:tab/>BROADWAY ELECTRIC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5.96 <text:tab/>BROADWAY ELECTRIC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80.00 <text:tab/>BROOKWOOD RECRUITMEN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755.00 <text:tab/>BROOKWOOD RECRUITMEN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600.00 <text:tab/>BROOKWOOD RECRUITMENT LTD<text:tab/>Professional &amp; corporate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3,755.00 <text:tab/>BROOKWOOD RECRUITMEN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600.00 <text:tab/>BROOKWOOD RECRUITMEN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,600.00 <text:tab/>BROOKWOOD RECRUITMEN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755.00 <text:tab/>BROOKWOOD RECRUITMEN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,087.08 <text:tab/>BROOKWOOD RECRUITMEN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640.00 <text:tab/>BROOKWOOD RECRUITMEN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130.50 <text:tab/>BROOKWOOD RECRUITMEN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756.00 <text:tab/>BROOKWOOD RECRUITMEN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5.00 <text:tab/>BUCKDALE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5.00 <text:tab/>BUCKDALE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25.00 <text:tab/>BUDDI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612.75 <text:tab/>BUNZEL CLEANING &amp; HYGIENE SUPPLIE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0.00 <text:tab/>BURGHFIELD BRIDGE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3.33 <text:tab/>BURGHFIELD BRIDGE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0.00 <text:tab/>BURGHFIELD BRIDGE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5.00 <text:tab/>BURGHFIELD BRIDGE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2.50 <text:tab/>BURGHFIELD BRIDGE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,300.00 <text:tab/>BUSINESS HEALTH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53.34 <text:tab/>BUSINESS-STREAM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00.00 <text:tab/>BWB CONSULTING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600.00 <text:tab/>BWB CONSULTING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000.00 <text:tab/>BWB CONSULTING LTD<text:tab/>Professional &amp; corporate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,300.00 <text:tab/>BWB CONSULTING LTD<text:tab/>Professional &amp; corporate services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1">
            <text:p><text:s/>£840.00 <text:tab/>BWB CONSULTING LTD<text:tab/>Professional &amp; corporate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,000.00 <text:tab/>BWB CONSULTING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00.50 <text:tab/>C S I EQUIPMENT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400.00 <text:tab/>CALAMA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950.00 <text:tab/>CALAMA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70.75 <text:tab/>CALIBRE CABLING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62.25 <text:tab/>CALIBRE CABLING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0.00 <text:tab/>CALIBRE CABLING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20.00 <text:tab/>CALIBRE CABLING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6.20 <text:tab/>CALIBRE CABLING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0.00 <text:tab/>CALIBRE CABLING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95.14 <text:tab/>CALIBRE CABLING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24.95 <text:tab/>CALIBRE CABLING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0.00 <text:tab/>CALIBRE CABLING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5.00 <text:tab/>CALIBRE CABLING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37.01 <text:tab/>CALOR GA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66.65 <text:tab/>CALOR GA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3.84 <text:tab/>CALOR GA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246.14 <text:tab/>CALOR GA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1.80 <text:tab/>CAMBIUM ADVISORY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6.79 <text:tab/>CAMBIUM ADVISORY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277.41 <text:tab/>CAMBIUM ADVISORY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3.20 <text:tab/>CAMBIUM ADVISORY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8.50 <text:tab/>CAMBIUM ADVISORY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4.45 <text:tab/>CAMBRIAN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3.70 <text:tab/>CAMBRIAN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3.75 <text:tab/>CAMBRIAN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570.00 <text:tab/>CANFORD AUDIO PL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.40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.45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.00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2.54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1.40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7.11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9.12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47.51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8.12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8.71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4.26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80.79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1.93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6.51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.89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4.50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.72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5.48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9.72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24.43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28.33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.68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.87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5.47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2.40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2.85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7.96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62.44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30.52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2.33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1.26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3.21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0.14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.89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.87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7.12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61.84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5.28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.75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.29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306.90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62.06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21.52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6.61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.68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0.32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4.25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62.10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2.97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42.93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48.89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1.68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.66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06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8.84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5.63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3.59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3.62 <text:tab/>CASTLE WAT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.99 <text:tab/>CASTLE WATER LTD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,019.20 <text:tab/>CASTROL (UK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0.00 <text:tab/>CASTROL (UK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519.36 <text:tab/>CASTROL (UK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6.00 <text:tab/>CASTROL (UK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19.20 <text:tab/>CASTROL (UK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0.00 <text:tab/>CASWELL MAINTENANCE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56.00 <text:tab/>CBG CONSULTANT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4.10 <text:tab/>CBG CONSULTANT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40.00 <text:tab/>CBG CONSULTANT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,996.98 <text:tab/>CCL- FORENSICS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9.60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.66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0.83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460.64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5,021.53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0,830.89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,906.25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,895.83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125.00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,100.45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,291.66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,355.03 <text:tab/>CDW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6.00 <text:tab/>CEIA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80.00 <text:tab/>CELL PACK SOLUTION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400.00 <text:tab/>CELLEBRITE MOBILE SYNCHRONIZATION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98.00 <text:tab/>CENTURY FIRE AND SECURIT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5.00 <text:tab/>CENTURY FIRE AND SECURIT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8.00 <text:tab/>CENTURY FIRE AND SECURIT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5.00 <text:tab/>CENTURY FIRE AND SECURIT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0.00 <text:tab/>CENTURY FIRE AND SECURIT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5.00 <text:tab/>CENTURY FIRE AND SECURIT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8.80 <text:tab/>CENTURY FIRE AND SECURIT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8.00 <text:tab/>CENTURY FIRE AND SECURIT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8.00 <text:tab/>CENTURY FIRE AND SECURIT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0.00 <text:tab/>CENTURY FIRE AND SECURIT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,282.34 <text:tab/>CERTAS ENERGY UK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0.00 <text:tab/>CERTAS ENERGY UK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0.00 <text:tab/>CERTAS ENERGY UK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2.20 <text:tab/>CHARLES COOPER (LEICS)T/A CABLE HOUS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0.00 <text:tab/>CHARLES FELLOWS SUPPLI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10.00 <text:tab/>CHARLES FELLOWS SUPPLI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5.90 <text:tab/>CHARLES FELLOWS SUPPLI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9.80 <text:tab/>CHARLES FELLOWS SUPPLI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07.60 <text:tab/>CHARLES FELLOWS SUPPLI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2.35 <text:tab/>CHILTERN LIFT CO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08.92 <text:tab/>CHILTERN LIFT CO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.22 <text:tab/>CHUBB FIRE LTD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50.82 <text:tab/>CHUBB FIR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57.50 <text:tab/>CHUBB FIR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1.70 <text:tab/>CHUBB FIR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45.00 <text:tab/>CHUBB LOCKS CUSTODI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0.00 <text:tab/>CIPFA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5.00 <text:tab/>CIPFA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0.00 <text:tab/>CIPFA<text:tab/>Professional &amp; corporate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20.00 <text:tab/>CIPFA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.39 <text:tab/>CITY SPRINT (UK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.82 <text:tab/>CITY SPRINT (UK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9.43 <text:tab/>CITY SPRINT (UK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5.00 <text:tab/>CJS EVENT SOLU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0.00 <text:tab/>CJS EVENT SOLU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9.00 <text:tab/>CJS EVENT SOLU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00.00 <text:tab/>CLAD SAFETY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00.00 <text:tab/>CLIFTON CANVAS DEVELOPMENT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0.00 <text:tab/>CLIFTON CANVAS DEVELOPMENT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0.00 <text:tab/>CLSH MANAGEMENT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4.60 <text:tab/>COLOUR GRAPHIC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.14 <text:tab/>COMBINED PRECISION COMPONENTS - CP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0.60 <text:tab/>COMBINED PRECISION COMPONENTS - CP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1.00 <text:tab/>COMBINED PRECISION COMPONENTS - CP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2.01 <text:tab/>COMBINED PRECISION COMPONENTS - CP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1.28 <text:tab/>COMBINED PRECISION COMPONENTS - CP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.27 <text:tab/>COMBINED PRECISION COMPONENTS - CP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2.62 <text:tab/>COMBINED PRECISION COMPONENTS - CP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2.08 <text:tab/>COMBINED PRECISION COMPONENTS - CP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070.52 <text:tab/>COMPASS CONTRACT SERVICES U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52.68 <text:tab/>COMPASS CONTRACT SERVICES U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,439.71 <text:tab/>COMPASS CONTRACT SERVICES U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,262.44 <text:tab/>COMPASS CONTRACT SERVICES U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0.90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1,827.04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8.21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2.00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02.88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.80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3.68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.60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1.10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959.50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214.26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,957.68 <text:tab/>COMPUTACENTER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,134.20 <text:tab/>CONNECTION SUPPORT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,593.65 <text:tab/>CONNECTION SUPPORT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92.07 <text:tab/>CORONA ENERGY RETAIL 4 A/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4.24 <text:tab/>CORONA ENERGY RETAIL 4 A/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7.40 <text:tab/>CORPORATE DOCUMENT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0.25 <text:tab/>CORPORATE DOCUMENT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1.00 <text:tab/>CORRMED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509.96 <text:tab/>CORSTORPHINE &amp; WRIGHT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295.63 <text:tab/>CORSTORPHINE &amp; WRIGHT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00.00 <text:tab/>CORSTORPHINE &amp; WRIGHT LTD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2,600.00 <text:tab/>CORSTORPHINE &amp; WRIGHT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9.17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3.33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0.00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0.55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3.13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6.67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3.08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0.79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6.67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6.92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5.83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2.29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7.92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9.17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86.47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8.75 <text:tab/>COTSWOLD OUTDOO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5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5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5.45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0.00 <text:tab/>COTSWOLD VEHICLE DELIVERIES LIMITE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95.00 <text:tab/>COTSWOLD VEHICLE DELIVERIES LIMITE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35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4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9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5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9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5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5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3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0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5.00 <text:tab/>COTSWOLD VEHICLE DELIVERI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80.00 <text:tab/>COUNSELLING POD IN BERKSHIRE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.14 <text:tab/>CRAMART LTD T/A BENTLEY FOODSERVIC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670.62 <text:tab/>CROWN HOSTING DATA CENTR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,545.38 <text:tab/>CROWN HOSTING DATA CENTR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4.52 <text:tab/>CROWN HOSTING DATA CENTR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202.03 <text:tab/>CROWN HOSTING DATA CENTR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5.00 <text:tab/>CROWN LIFT TRUCK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,213.62 <text:tab/>CTM NORTH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000.00 <text:tab/>CURRIE &amp; BROWN UK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5.00 <text:tab/>CURRIE &amp; BROWN UK LTD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500.00 <text:tab/>CURRIE &amp; BROWN UK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.66 <text:tab/>CURRYS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71.29 <text:tab/>CURRYS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660.81 <text:tab/>CURRYS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4,499.82 <text:tab/>D A LANGUAG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1,439.46 <text:tab/>D A LANGUAG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.38 <text:tab/>D A LANGUAG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.32 <text:tab/>DADS SHOP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,875.00 <text:tab/>DATA CAREERS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807.88 <text:tab/>DATA CAREERS LIMITED<text:tab/>Professional &amp; corporate services</text:p>
          </table:table-cell>
          <table:table-cell table:number-columns-repeated="16383"/>
        </table:table-row>
        <table:table-row table:number-rows-repeated="4" table:style-name="ro1">
          <table:table-cell office:value-type="string" table:style-name="ce1">
            <text:p><text:s/>£3,550.00 <text:tab/>DATA CAREERS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,550.00 <text:tab/>DATA CAREERS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0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30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685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260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5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1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0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78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9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4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61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05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5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9.00 <text:tab/>DATA PRO IT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6.00 <text:tab/>DATA PRO IT LTD<text:tab/>IC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572.00 <text:tab/>DATA PRO IT LTD<text:tab/>IC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595.00 <text:tab/>DAVID HORN COMMUNICATION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,311.73 <text:tab/>DAVIES GROUP - BED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627.46 <text:tab/>DAVIES GROUP - BED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582.92 <text:tab/>DAVIES GROUP - CAMB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,363.46 <text:tab/>DAVIES GROUP - HERT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78.41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93.04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6.88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30.01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0.97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80.00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5.13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71.38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2.69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3.70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97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.50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7.12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9.35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7.21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.80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8.65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8.64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5.50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4.22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.67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7.67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.45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05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1.58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.83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0.95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.15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.66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46.72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.45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.71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5.26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7.15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6.49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.16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6.92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7.97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3.98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.74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.48 <text:tab/>DB AUTO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683.02 <text:tab/>DEGREES OF COMFORT AIR CONDITION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6.42 <text:tab/>DEGREES OF COMFORT AIR CONDITION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524.37 <text:tab/>DEGREES OF COMFORT AIR CONDITION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0.77 <text:tab/>DEGREES OF COMFORT AIR CONDITION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,510.10 <text:tab/>DERBY UNITEX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842.54 <text:tab/>DERBY UNITEX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4.26 <text:tab/>DERBY UNITEX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532.44 <text:tab/>DERBY UNITEX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40.00 <text:tab/>DESIGN IT SOLUTIONS T/A PANOPTECH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5.67 <text:tab/>DESIGN IT SOLUTIONS T/A PANOPTECH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9.16 <text:tab/>DESIGN IT SOLUTIONS T/A PANOPTECH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5.67 <text:tab/>DESIGN IT SOLUTIONS T/A PANOPTECH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876.10 <text:tab/>DESIGN IT SOLUTIONS T/A PANOPTECH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4.96 <text:tab/>DESIGN IT SOLUTIONS T/A PANOPTECH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677.20 <text:tab/>DESIGN IT SOLUTIONS T/A PANOPTECH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9.16 <text:tab/>DESIGN IT SOLUTIONS T/A PANOPTECH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5.67 <text:tab/>DESIGN IT SOLUTIONS T/A PANOPTECH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5.00 <text:tab/>DESIGNS SIGNAGE SOLU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.00 <text:tab/>DESIGNS SIGNAGE SOLUTION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9.25 <text:tab/>DICK LOVETT HUNGERFORD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3.59 <text:tab/>DICK LOVETT HUNGERFORD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2.73 <text:tab/>DICK LOVETT HUNGERFORD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5.60 <text:tab/>DICK LOVETT HUNGERFORD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2.92 <text:tab/>DICK LOVETT HUNGERFORD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5.70 <text:tab/>DIDCOT CIVIC HALL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855.00 <text:tab/>DIGITAL BARRIERS SERVICE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6.00 <text:tab/>DIPHEX SOLUTIONS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,297.66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,192.14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71.10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,362.71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491.44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,143.18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,178.66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,750.72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,034.61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34.79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512.84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507.62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,562.47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,434.79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608.79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24.07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551.45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00.00 <text:tab/>DISTRIGO LIMITED ( CENTRAL BILLING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2.50 <text:tab/>DMR FRAM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0.00 <text:tab/>DMR FRAM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9.50 <text:tab/>DMR FRAM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2.50 <text:tab/>DMR FRAM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0.00 <text:tab/>DMR FRAM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2.50 <text:tab/>DMR FRAM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2.50 <text:tab/>DMR FRAM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17.50 <text:tab/>DMR FRAM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,500.00 <text:tab/>DONBRACK SERVICE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94.00 <text:tab/>DONNINGTON VALLEY HOTEL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80.22 <text:tab/>DOUNREAY SITE RESTORATIO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9.00 <text:tab/>DOUNREAY SITE RESTORATIO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6.28 <text:tab/>DOUNREAY SITE RESTORATIO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26.12 <text:tab/>DOUNREAY SITE RESTORATIO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1.54 <text:tab/>DRAEGER SAFETY UK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0.92 <text:tab/>DRAEGER SAFETY UK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81.00 <text:tab/>DREAM AND LEAP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202.50 <text:tab/>DTEC INTERNATIONAL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0.00 <text:tab/>DUPLI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2.90 <text:tab/>DURNBUR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.60 <text:tab/>DX NETWORK SERVICES LTD<text:tab/>IC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41.72 <text:tab/>DYCE ENERG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42.65 <text:tab/>DYNAMIC INTERVENTION SERVIC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1.50 <text:tab/>DYNAMIC INTERVENTION SERVIC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5.50 <text:tab/>DYNAMIC INTERVENTION SERVIC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5.25 <text:tab/>DYNAMIC INTERVENTION SERVIC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0.50 <text:tab/>DYNAMIC INTERVENTION SERVIC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,206.10 <text:tab/>E W BEARD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,036.00 <text:tab/>E W BEARD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1,379.00 <text:tab/>E W BEARD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241.00 <text:tab/>E W BEARD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10.00 <text:tab/>ECS ENTERPRIS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.12 <text:tab/>EDEN HYUNDAI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.16 <text:tab/>EDEN HYUNDAI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6.41 <text:tab/>EDEN HYUNDAI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.85 <text:tab/>EDEN NEWBURY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.34 <text:tab/>EDEN NEWBURY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.85 <text:tab/>EDEN NEWBURY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076.25 <text:tab/>EDF ENERG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6.79 <text:tab/>EDF ENERG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,851.76 <text:tab/>EDF ENERG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,853.71 <text:tab/>EDF ENERG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,634.88 <text:tab/>EDF ENERG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,655.53 <text:tab/>EDF ENERG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2,298.23 <text:tab/>EDF ENERG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,921.87 <text:tab/>EDF ENERG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598.25 <text:tab/>EDF ENERG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5.26 <text:tab/>EDGAR BROTHER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0.26 <text:tab/>EDGAR BROTHER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0.52 <text:tab/>EDGAR BROTHER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5.52 <text:tab/>EDGAR BROTHER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5.26 <text:tab/>EDGAR BROTHER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5.52 <text:tab/>EDGAR BROTHER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1.90 <text:tab/>ELECTRIC CENTRE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1.50 <text:tab/>ELECTRIC CENTRE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9.12 <text:tab/>ELIS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.52 <text:tab/>ELLIOTT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.69 <text:tab/>ELLIOTT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9.00 <text:tab/>ELLIOTT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3.80 <text:tab/>ELLIOTT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8.00 <text:tab/>ENDURA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30.29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02.09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14.02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8.00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3.50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.50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.00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8.72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2.00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80.64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5.95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8.06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9.41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.67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1.46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71.21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.95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42.00 <text:tab/>ENTERPRISE RENT-A-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0.89 <text:tab/>ENVA ENGLAND SPECIALIST WAST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0.79 <text:tab/>ENVA ENGLAND SPECIALIST WAST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3.88 <text:tab/>ENVA ENGLAND SPECIALIST WAST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4.97 <text:tab/>ENVA ENGLAND SPECIALIST WAST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3.60 <text:tab/>ENVIROTYRE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0.80 <text:tab/>ENVIROTYRE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25.72 <text:tab/>EQUINE VETERINARY AND REPRODUCTION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507.17 <text:tab/>ERH COMMUNICATION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,203.50 <text:tab/>ERH COMMUNICATION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0.56 <text:tab/>ERH COMMUNICATION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475.00 <text:tab/>ERH COMMUNICATION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5.00 <text:tab/>ERH COMMUNICATION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840.00 <text:tab/>ERH COMMUNICATION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,718.00 <text:tab/>ERNST &amp; YOUNG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,397.00 <text:tab/>ERNST &amp; YOUNG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0.00 <text:tab/>E-SCAPES LANDSCAPING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133.33 <text:tab/>ESRI (UK)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.34 <text:tab/>EURO CAR PART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0.17 <text:tab/>EURO CAR PART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0.66 <text:tab/>EURO CAR PART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6.99 <text:tab/>EURO CAR PART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,855.35 <text:tab/>EUROFINS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464.27 <text:tab/>EUROFINS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712.98 <text:tab/>EUROFINS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41.46 <text:tab/>EUROFINS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063.78 <text:tab/>EUROFINS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,687.11 <text:tab/>EUROFINS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.00 <text:tab/>EUROPA WORLDWIDE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0.00 <text:tab/>EUROPEAN INSTRUMENT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9.00 <text:tab/>EVAC &amp; CHAIR INTERNATION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376.00 <text:tab/>F J LANE &amp; SO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.44 <text:tab/>FARNELL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32.00 <text:tab/>FAST ENGINEERING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.33 <text:tab/>FEDEX EXPRESS UK TRANSPORTATI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.04 <text:tab/>FEDEX EXPRESS UK TRANSPORTATI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.94 <text:tab/>FEDEX EXPRESS UK TRANSPORTATI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7.29 <text:tab/>FEDEX EXPRESS UK TRANSPORTATI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.02 <text:tab/>FEDEX EXPRESS UK TRANSPORTATI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6.39 <text:tab/>FENTON PHARMACEUTICAL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1.05 <text:tab/>FERIDAX 1957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00.00 <text:tab/>FILM ACADEMY MILTON KEYNE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- <text:s text:c="2"/><text:tab/>FIROKA (OXFORD UNITED STADIUM)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,000.00 <text:tab/>FIROKA (OXFORD UNITED STADIUM) LTD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66.10 <text:tab/>FIRST CORPORATE CLOTHING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520.55 <text:tab/>FIX AUTO SLOUGH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931.30 <text:tab/>FIX AUTO SLOUGH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8.05 <text:tab/>FLITWICK MOTORCYCLE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456.97 <text:tab/>FOOTSURE WESTERN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59.76 <text:tab/>FOOTSURE WESTERN LIMITED<text:tab/>Operational goods &amp; services</text:p>
          </table:table-cell>
          <table:table-cell table:number-columns-repeated="16383"/>
        </table:table-row>
        <table:table-row table:number-rows-repeated="4" table:style-name="ro1">
          <table:table-cell office:value-type="string" table:style-name="ce1">
            <text:p><text:s/>£32,380.70 <text:tab/>FORD MOTOR COMPAN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6.55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2.27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16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.14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5.88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0.92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4.72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7.13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.40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2.65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4.78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18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2.00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.66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.33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.89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.37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.14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6.47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.02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.65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4.68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.37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9.38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2.63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0.19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9.34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8.16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.75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.67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3.99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.17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.83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.27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8.57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.65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.92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2.68 <text:tab/>FORD MOTOR COMPANY T/A FORD PARTS PLUS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23.28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.99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.06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6.59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05.23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2.13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8.57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.69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.60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44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.19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1.13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.69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.18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2.35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1.69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.85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65.86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1.41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60.00 <text:tab/>FORD MOTOR COMPANY T/A FORD PARTS PLU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6.40 <text:tab/>FORENSIC ACCESS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21.52 <text:tab/>FORENSIC COURIER SERVICES LTD<text:tab/>Operational goods &amp; services</text:p>
          </table:table-cell>
          <table:table-cell table:number-columns-repeated="16383"/>
        </table:table-row>
        <table:table-row table:number-rows-repeated="4" table:style-name="ro1">
          <table:table-cell office:value-type="string" table:style-name="ce1">
            <text:p><text:s/>£3,295.00 <text:tab/>FORENSIC PATHOLOGY SERVICE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0.00 <text:tab/>FORENSIC PATHOLOGY SERVICE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295.00 <text:tab/>FORENSIC PATHOLOGY SERVICE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496.00 <text:tab/>FOXDO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.00 <text:tab/>FRASER EVANS &amp; SON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.00 <text:tab/>FRASER EVANS &amp; SON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8.00 <text:tab/>FRASER EVANS &amp; SON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3.00 <text:tab/>FRASER EVANS &amp; SON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6.00 <text:tab/>FRASER EVANS &amp; SON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.00 <text:tab/>FRASER EVANS &amp; SON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6.80 <text:tab/>FRETUS TRANSPORT AND RECOVERY SERVICE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14.58 <text:tab/>FRICTIONLESS TRADE SERVIC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7.65 <text:tab/>FRICTIONLESS TRADE SERVIC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07.84 <text:tab/>FS.COM GMBH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223.80 <text:tab/>FS.COM GMBH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195.20 <text:tab/>FS.COM GMBH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2.56 <text:tab/>FS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8.40 <text:tab/>FS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.80 <text:tab/>FS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3.49 <text:tab/>FS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07 <text:tab/>FS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.10 <text:tab/>FS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.09 <text:tab/>FS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2.20 <text:tab/>FS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8.91 <text:tab/>FS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.20 <text:tab/>FS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0.06 <text:tab/>FS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50.00 <text:tab/>FUMEX LT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50.00 <text:tab/>G &amp; W MOTOR COMPAN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81.85 <text:tab/>G4S FINANCE SHARED SERVICE CENTRE (FSSC)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06.96 <text:tab/>GARRAN LOCKER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57.00 <text:tab/>GARRAN LOCKER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612.20 <text:tab/>GARRAN LOCKER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.00 <text:tab/>GAVIN FLEETCAR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7.35 <text:tab/>GAWCOTT DIESEL SERVIC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75.00 <text:tab/>GEOTEC SURVEY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0.00 <text:tab/>GIAC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6.52 <text:tab/>GJB AUTOMOTIV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53.60 <text:tab/>GMK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36.73 <text:tab/>GOODYEAR DUNLOP UK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263.18 <text:tab/>GOODYEAR DUNLOP UK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902.90 <text:tab/>GOODYEAR DUNLOP UK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,025.85 <text:tab/>GOODYEAR DUNLOP UK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09.01 <text:tab/>GOODYEAR DUNLOP UK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737.39 <text:tab/>GOODYEAR DUNLOP UK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63.51 <text:tab/>GOODYEAR DUNLOP UK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6,000.00 <text:tab/>GRAND UNION WATER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40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9.7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6.4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5.8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9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41.1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5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4.7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32.7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8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1.8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9.8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0.4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5.8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3.4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1.3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8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3.0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.9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9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2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6.4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304.4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7.2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8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5.9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4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0.3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58.1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9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8.4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2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7.8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51.95 <text:tab/>GROUPTYRE WHOLSALE LT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15.9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1.8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5.4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9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8.4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2.2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3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7.3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4.90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5.45 <text:tab/>GROUPTYRE WHOLSAL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,945.14 <text:tab/>GRUNDON WASTE MANAGEMEN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4.50 <text:tab/>GRUNDON WASTE MANAGEMENT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93.00 <text:tab/>GRUNDON WASTE MANAGEMENT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.00 <text:tab/>GRUNDON WASTE MANAGEMENT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00 <text:tab/>GRUNDON WASTE MANAGEMENT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71.65 <text:tab/>GRUNDON WASTE MANAGEMENT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.00 <text:tab/>GSF CAR PART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.05 <text:tab/>GSF CAR PART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3.25 <text:tab/>GSF CAR PART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.65 <text:tab/>GSF CAR PARTS LIMITE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4.50 <text:tab/>GSF CAR PART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4.15 <text:tab/>GSF CAR PART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.30 <text:tab/>GSF CAR PART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0.00 <text:tab/>GUTTER-FIX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5.00 <text:tab/>GUTTER-FIX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2.00 <text:tab/>H SQUARED ELECTRONIC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7.74 <text:tab/>HALFORD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.73 <text:tab/>HALFORDS LTD<text:tab/>Fleet</text:p>
          </table:table-cell>
          <table:table-cell table:number-columns-repeated="16383"/>
        </table:table-row>
        <table:table-row table:number-rows-repeated="4" table:style-name="ro1">
          <table:table-cell office:value-type="string" table:style-name="ce1">
            <text:p><text:s/>£38.00 <text:tab/>HALFWAY GARA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9.76 <text:tab/>HALLS AUTO ELECTRICAL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8.65 <text:tab/>HALLS AUTO ELECTRICAL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4.45 <text:tab/>HALLS AUTO ELECTRICAL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9.45 <text:tab/>HALLS AUTO ELECTRICAL LT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7,147.02 <text:tab/>HALLS AUTO ELECTRICAL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3.20 <text:tab/>HALLS AUTO ELECTRICAL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.00 <text:tab/>HALLS AUTO ELECTRICAL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,458.72 <text:tab/>HARDSTAFF BARRIERS T/A HILL AND SMITH L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7.80 <text:tab/>HAZMATLINK LTD<text:tab/>Operational goods &amp;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600.00 <text:tab/>HEADINGTON CARRIERS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00.00 <text:tab/>HEADINGTON CARRIERS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00.00 <text:tab/>HEADINGTON CARRIERS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0.00 <text:tab/>HEADINGTON CARRIERS LIMITED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,200.00 <text:tab/>HEADINGTON CARRIERS LIMITED<text:tab/>Property &amp; facilities</text:p>
          </table:table-cell>
          <table:table-cell table:number-columns-repeated="16383"/>
        </table:table-row>
        <table:table-row table:number-rows-repeated="4" table:style-name="ro1">
          <table:table-cell office:value-type="string" table:style-name="ce1">
            <text:p><text:s/>£600.00 <text:tab/>HEADINGTON CARRIERS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5.55 <text:tab/>HEADLEY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5.55 <text:tab/>HEADLEY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7.25 <text:tab/>HEADLEY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7.80 <text:tab/>HEATH PRODUCT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5.08 <text:tab/>HEATH PRODUCT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3.23 <text:tab/>HEATH PRODUCT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16.00 <text:tab/>HEATON DESIGN AND ENGINEERING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910.60 <text:tab/>HELMET INTEGRATED SYSTEM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5.00 <text:tab/>HENLEY CYCLE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,020.00 <text:tab/>HEYFORD PARK MANAGEMENT - <text:s/>REN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24.15 <text:tab/>HIDEOUT LEATHER (2001)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41.67 <text:tab/>HIDEOUT LEATHER (2001)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36.22 <text:tab/>HIREMECH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0.00 <text:tab/>HORTON CUM STUDLEY MILLENNIUM HAL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0.70 <text:tab/>HURLEY INDUSTRIAL CLEANING EQUIPMENT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85.00 <text:tab/>HURLEY INDUSTRIAL CLEANING EQUIPME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0.00 <text:tab/>HURLEY INDUSTRIAL CLEANING EQUIPME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.66 <text:tab/>HURLEY INDUSTRIAL CLEANING EQUIPME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1.00 <text:tab/>HURLEY INDUSTRIAL CLEANING EQUIPME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40.50 <text:tab/>ICAIT (CHILD ABUSE INVEST TRAINING)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770.31 <text:tab/>ICETRAK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80.00 <text:tab/>ID MANAGEMENT SYSTEM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68.95 <text:tab/>ID MANAGEMENT SYSTEM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08.45 <text:tab/>ID MANAGEMENT SYSTEMS<text:tab/>Operational goods &amp;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5,500.00 <text:tab/>ILLUMINET SOLUTION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4.33 <text:tab/>IMSERV EUROP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00.00 <text:tab/>INAZONE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50.00 <text:tab/>INCLUSIVE EMPLOYER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.44 <text:tab/>INDESPENSI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420.60 <text:tab/>INFINITY MOTORCYCLE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102.00 <text:tab/>INFINITY MOTORCYCLES T/A RDM (UK)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,486.83 <text:tab/>INSIDE OUT DEVELOPMENT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0.00 <text:tab/>INSIDE OUT DEVELOPMENT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0.73 <text:tab/>INSIDE OUT DEVELOPMENT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5.16 <text:tab/>INSIDE OUT DEVELOPMENT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0.00 <text:tab/>INSIDE OUT DEVELOPMENT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,268.70 <text:tab/>INSIGHT DIRECT (UK)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,360.80 <text:tab/>INSIGHT DIRECT (UK)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500.00 <text:tab/>INSIGHT DIRECT (UK)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,598.00 <text:tab/>INSIGHT DIRECT (UK)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,500.01 <text:tab/>INSIGHT DIRECT (UK)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97.99 <text:tab/>INSIGHT DIRECT (UK)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.99 <text:tab/>INSIGHT DIRECT (UK)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0.46 <text:tab/>INTERCOUNTY TRUCK &amp; VA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.48 <text:tab/>INTERCOUNTY TRUCK &amp; VA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90.99 <text:tab/>INTERCOUNTY TRUCK &amp; VA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0.00 <text:tab/>INTERCOUNTY TRUCK &amp; VA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00 <text:tab/>INTOXIMETERS U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0.50 <text:tab/>INTOXIMETERS U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3.21 <text:tab/>INTRAMARK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2.50 <text:tab/>INTRAMARK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98.30 <text:tab/>INVENIO TRAINING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5.00 <text:tab/>J A FLISHER T/A A NEW WAY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6.48 <text:tab/>J HUDSON &amp; CO (WHISTLES)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0.00 <text:tab/>J N E SECURIT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3.00 <text:tab/>J N E SECURIT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34.81 <text:tab/>JAG (JOYNSON AND GORDON)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3.81 <text:tab/>JAYAR COMPONENT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4.79 <text:tab/>JAYAR COMPONENT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.24 <text:tab/>JAYAR COMPONENT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4.51 <text:tab/>JAYAR COMPONENT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.50 <text:tab/>JAYAR COMPONENT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2.99 <text:tab/>JHM BUTT &amp;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00.00 <text:tab/>JMG CORPORATE SERVIC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7.00 <text:tab/>JML SOFTWARE SOLUTION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0.00 <text:tab/>JO McINTYRE TRAINING &amp; CONSULTANCY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73.80 <text:tab/>JOHN E WRIGHT &amp;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67.50 <text:tab/>KEELA INTERNATIONAL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.00 <text:tab/>KEMPSTON RADIATO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24.78 <text:tab/>KEY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83.48 <text:tab/>KEY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,834.09 <text:tab/>KEY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,281.58 <text:tab/>KEY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184.23 <text:tab/>KEY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,757.65 <text:tab/>KEY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,226.72 <text:tab/>KEY FORENSIC SERVIC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.09 <text:tab/>KEY INDUSTRIAL EQUIPMENT LTD T/A MANUTAN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0.00 <text:tab/>KEY INDUSTRIAL EQUIPMENT LTD T/A MANUTAN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644.20 <text:tab/>KEY INDUSTRIAL EQUIPMENT LTD T/A MANUTAN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500.00 <text:tab/>KINETIC LABORATORIES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,302.50 <text:tab/>KINETIC LABORATORIES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37.25 <text:tab/>KINGS TWO WHEEL CENTR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1.79 <text:tab/>KINGS TWO WHEEL CENTR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49.00 <text:tab/>KINGSFIELD COMPUTER PRODUC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669.84 <text:tab/>KINTO UK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8,858.65 <text:tab/>KINTO UK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980.00 <text:tab/>KORN FERRY (UK)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08.00 <text:tab/>KORN FERRY (UK)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500.00 <text:tab/>KORN FERRY (UK)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000.00 <text:tab/>KRISPIN CONSULTING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,420.00 <text:tab/>KSR RESOURCE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89.37 <text:tab/>KYOCERA DOCUMENT SOLUTIONS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5.78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4.78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3.90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8.08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.99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.50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9.98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5.31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0.97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.00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.02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3.82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7.48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.30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.48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9.47 <text:tab/>L BENNETT AND SON LTD- WELWYN GARDE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,574.47 <text:tab/>LA INTERNATIONAL COMPUTER CONSULTANTS LT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750.00 <text:tab/>LAMBERT SMITH HAMPTON<text:tab/>Property &amp; facilities</text:p>
          </table:table-cell>
          <table:table-cell table:number-columns-repeated="16383"/>
        </table:table-row>
        <table:table-row table:number-rows-repeated="4" table:style-name="ro1">
          <table:table-cell office:value-type="string" table:style-name="ce1">
            <text:p><text:s/>£279.00 <text:tab/>LASER TECH UK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5.00 <text:tab/>LASER TECH UK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9.00 <text:tab/>LASER TECH UK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,000.00 <text:tab/>LATE STARTER GROUP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172.52 <text:tab/>LC ENERGY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2.07 <text:tab/>LEDCO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970.00 <text:tab/>LEICA GEOSYSTEM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1.27 <text:tab/>LEVEL PEAKS ASSOCIAT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3.20 <text:tab/>LEWIS OROURKE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,300.00 <text:tab/>LIME SOCIAL MARKETING MEDIA &amp; COMM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9.04 <text:tab/>LINDSTROM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0.00 <text:tab/>LINGUASSIST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4.70 <text:tab/>LLOYD MOTO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0.00 <text:tab/>LLOYD MOTORS LT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54.85 <text:tab/>LLOYD MOTO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8.40 <text:tab/>LLOYD MOTO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8.69 <text:tab/>LLOYD MOTO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60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,110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395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85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40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465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3.7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0.2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0.8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4.9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0.7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2.3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7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2.8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2.3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2.7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0.1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5.1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3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3.4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0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2.3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7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6.8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8.4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590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9.83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6.91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7.78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8.2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4.51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4.15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4.04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84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544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80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2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8.7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9.7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48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45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0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7.9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3.5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1.6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4.3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283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2.34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81.41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2.9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.0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6.91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5.31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8.90 <text:tab/>LOWE &amp; OLIVER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0.00 <text:tab/>LUCION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30.00 <text:tab/>LUCION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40.00 <text:tab/>LUISA SULLIVAN - TALKING THERAPY BUCK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6.44 <text:tab/>LYRECO UK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65.00 <text:tab/>M &amp; M SKIP HIR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0.00 <text:tab/>M &amp; M SKIP HIR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6.70 <text:tab/>M &amp; M SKIP HIR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0.00 <text:tab/>M &amp; M SKIP HIR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3.70 <text:tab/>MAGNUM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3.60 <text:tab/>MAGNUM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1.65 <text:tab/>MAGNUM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2.80 <text:tab/>MAGNUM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10.20 <text:tab/>MAGNUM TYR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5.82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1.9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5.83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6.23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.9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15.15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78.83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1.5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25.29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3.0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9.4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.56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5.22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7.83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1.6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.84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3.56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3.52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11.52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.88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6.69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626.12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29.05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7.77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6.18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3.06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1.5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.44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.84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1.5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1.5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5.8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.2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4.34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3.59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1.18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3.22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0.95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.0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6.20 <text:tab/>MARSHALL MOTOR GROUP- CAMBRIDGE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31.68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1.97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3.5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6.82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8.50 <text:tab/>MARSHALL MOTOR GROUP- CAMBRIDGE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323.84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79.99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42.74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5.37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.8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2.2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.89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.0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7.39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.34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6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6.13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9.5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63.25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3.48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4.2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2.98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8.22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52.87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57.77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75.79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9.84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9.78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36.37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70.73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2.6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25.58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40.80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76.87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24.28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06.25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99.72 <text:tab/>MARSHALL MOTOR GROUP- CAMBRID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9.70 <text:tab/>MARSHALL VOLVO GRANTHAM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9.38 <text:tab/>MARSHALLS MOTOR GROUP - MK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3.10 <text:tab/>MARSHALLS MOTOR GROUP - MK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.85 <text:tab/>MARSHALLS SKODA NEWBURY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0,163.33 <text:tab/>MAWSLEY EV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167.50 <text:tab/>MC PRODUCT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4.00 <text:tab/>MCAVOY MODULAR RENTA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.00 <text:tab/>MCAVOY MODULAR RENTA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4.00 <text:tab/>MCAVOY MODULAR RENTA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.00 <text:tab/>MCAVOY MODULAR RENTA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845.75 <text:tab/>MD5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7.00 <text:tab/>MEDIA &amp; COMMUNICATIONS T/A BEST4SYSTEMS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,709.67 <text:tab/>MEDIGOLD HEALTH CONSULTANCY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0.83 <text:tab/>MEDIVET CARTERTON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00.00 <text:tab/>MEGANEXUS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,234.80 <text:tab/>MEHLER VARIO SYSTEM GMBH<text:tab/>Operational goods &amp;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206.00 <text:tab/>MENTAL HEALTH FIRST AID (MHFA)ENGLAND CI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0.00 <text:tab/>MICHAEL LUPTON ASSOCIATES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2.00 <text:tab/>MICHAEL LUPTON ASSOCIATES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3.00 <text:tab/>MICHAEL LUPTON ASSOCIATE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9.34 <text:tab/>MICHELDEVER TYRE &amp; AUTO SERVICES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97.56 <text:tab/>MICHELDEVER TYRE &amp; AUTO SERVICES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08.85 <text:tab/>MICHELDEVER TYRE &amp; AUTO SERVICE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1.26 <text:tab/>MICHELDEVER TYRE &amp; AUTO SERVICE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3.69 <text:tab/>MICHELDEVER TYRE &amp; AUTO SERVICE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3.24 <text:tab/>MICHELDEVER TYRE &amp; AUTO SERVICE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7.63 <text:tab/>MICHELDEVER TYRE &amp; AUTO SERVICE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1.18 <text:tab/>MICHELDEVER TYRE &amp; AUTO SERVICES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09.14 <text:tab/>MICHELDEVER TYRE &amp; AUTO SERVICE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6.00 <text:tab/>MICHELI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8.96 <text:tab/>MICHELI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0.20 <text:tab/>MILLBECK COMMUNICATION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8.00 <text:tab/>MILLBECK COMMUNICATION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8.00 <text:tab/>MILLBECK COMMUNICATION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1.00 <text:tab/>MILLBECK COMMUNICATION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48.00 <text:tab/>MILLBECK COMMUNICATION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6.67 <text:tab/>MILLETS FARM CENTR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0.00 <text:tab/>MILLETS FARM CENTR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5.00 <text:tab/>MILTON KEYNES COMMERCIAL VEHICLE REPAIR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79.49 <text:tab/>MILTON KEYNES COMMERCIAL VEHICLE REPAIR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2.50 <text:tab/>MILTON KEYNES COMMERCIAL VEHICLE REPAIR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2.50 <text:tab/>MILTON KEYNES VETERINARY GROUP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2.25 <text:tab/>MILTON KEYNES VETERINARY GROUP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3.10 <text:tab/>MILTON KEYNES VETERINARY GROUP<text:tab/>Operational goods &amp;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40.50 <text:tab/>MILTON KEYNES VETERINARY GROUP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8.21 <text:tab/>MILTON KEYNES VETERINARY GROUP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.83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.33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44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.64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8.33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8.04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3.58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9.52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.79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2.90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4.88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6.64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579.19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1.62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7.73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.71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.83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.33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.64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8.33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8.04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3.58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28.33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758.04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703.58 <text:tab/>MITIE LANDSCAP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.90 <text:tab/>MOBILITY SMART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.00 <text:tab/>MONTY C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9,092.53 <text:tab/>MORGAN SINDALL CONSTRUCTION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,364.0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,393.66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364.0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,348.9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,680.29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0.43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6.57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1.1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3.31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8.6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5.3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97.1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5.4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5.4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0.6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40.01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6.1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3.31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3.73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3.93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8.0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9.26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0.15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1.5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5.15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2.05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.0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11.6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.93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.4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7.19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.5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.7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1.3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4.8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.25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2.5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2.97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14.1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.86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8.69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.7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.39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.5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4.73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1.47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2.33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.4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8.87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35.29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0.0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82.09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023.4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4.12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2.94 <text:tab/>MORGAN SINDALL PLC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232.9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8.82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82.35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000.0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5,000.0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,456.1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3.75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7.06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9.41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2.9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5.29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5.8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7.06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3.53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8.75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84.7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3.8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812.5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8.12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.4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29.41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,527.4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5.7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3.35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9.41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0.03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93.33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1.32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9.66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9.7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7.8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.6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3.27 <text:tab/>MORGAN SINDALL PLC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55.29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2.9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7.06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5.29 <text:tab/>MORGAN SINDALL PLC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54.7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8.59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0.0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.86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4.55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3.41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2.76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.04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3.7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2.12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41.18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170.12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,333.50 <text:tab/>MORGAN SINDALL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5.00 <text:tab/>MOTOR INSURERS BUREAU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3.6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7.96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4.71 <text:tab/>MOTOR PARTS DIRECT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-£25.52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58.4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67.0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09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4.95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2.62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7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6.3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.71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.23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.33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.82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2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.8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6.3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3.02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.95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.92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.2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.4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.0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.8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3.33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.8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.99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3.56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.29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4.99 <text:tab/>MOTOR PARTS DIRECT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4.3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.82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6.6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.63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.1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2.0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.03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3.02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.0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09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.82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.8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.34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.52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19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.87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3.1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90.0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.72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6.3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7.69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7.00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6.38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.43 <text:tab/>MOTOR PARTS DIREC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.43 <text:tab/>MOTUS TRUCK &amp; VA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3.16 <text:tab/>MOTUS TRUCK &amp; VA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79.23 <text:tab/>MOTUS TRUCK &amp; VA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5,660.25 <text:tab/>MOUNTAIN HEALTHCARE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,787.55 <text:tab/>MOUNTAIN HEALTHCARE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4.13 <text:tab/>MOUSER ELECTRONICS IN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5.9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5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4.9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19.2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0.9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5.5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15.2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43.5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00 <text:tab/>NATIONAL WINDSCREENS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649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5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26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49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6.9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81.5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7.50 <text:tab/>NATIONAL WINDSCREENS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60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47.5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9.9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71.50 <text:tab/>NATIONAL WINDSCREENS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60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6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5.8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66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9.9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5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28.8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0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81.5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25.5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18.5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25.5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5.5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320.0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480.90 <text:tab/>NATIONAL WINDSCREE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,000.00 <text:tab/>NEC SOFTWARE SOLUTIONS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,896.80 <text:tab/>NEC SOFTWARE SOLUTIONS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,848.00 <text:tab/>NEW MEDIA WAREHOUSE LTD T/A SYNERGY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4,910.00 <text:tab/>NICE SYSTEMS UK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785.00 <text:tab/>NICK ROBIN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8.33 <text:tab/>NIGHTSEARCHER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4.60 <text:tab/>NITON EQUIPMENT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4.39 <text:tab/>NORTH OXFORD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.34 <text:tab/>NORTH OXFORD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4.35 <text:tab/>NORTH OXFORD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6.13 <text:tab/>NORTH OXFORD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4.93 <text:tab/>NORTH OXFORD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8.34 <text:tab/>NORTH OXFORD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70.01 <text:tab/>NORTH OXFORD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.40 <text:tab/>NORTH OXFORD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9.68 <text:tab/>NORTH OXFORD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5.18 <text:tab/>NORTH OXFORD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.05 <text:tab/>NORTH OXFORD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,325.37 <text:tab/>NORTON WAY MAZDA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,239.30 <text:tab/>NTA PSYCHOLOGICAL SCREENING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010.00 <text:tab/>NTA PSYCHOLOGICAL SCREENING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600.00 <text:tab/>NTA PSYCHOLOGICAL SCREENING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50 <text:tab/>NU-KEY COUNTPLACE LTD T/A JCM LOCKSMITH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.00 <text:tab/>NU-KEY COUNTPLACE LTD T/A JCM LOCKSMITH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50 <text:tab/>NU-KEY COUNTPLACE LTD T/A JCM LOCKSMITHS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7.25 <text:tab/>NU-KEY COUNTPLACE LTD T/A JCM LOCKSMITH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,265.00 <text:tab/>OLEEO PL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,925.00 <text:tab/>OLIGEN COMMUNICATION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10.00 <text:tab/>ORAMIS DIGITAL AUTOPSY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,968.93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941.42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468.16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13.50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2.50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49.90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,875.54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93.75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563.36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37.40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71.08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,115.27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,632.19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98.75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888.47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2.30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.82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7.28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40.32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932.27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,742.76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234.30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603.05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548.10 <text:tab/>ORCHID CELLMAR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1.00 <text:tab/>OUR WEIGH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.48 <text:tab/>OUTFIT INTERNATIONAL A/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5.49 <text:tab/>OUTFIT INTERNATIONAL A/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0.97 <text:tab/>OUTFIT INTERNATIONAL A/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04.97 <text:tab/>OUTFIT INTERNATIONAL A/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67.48 <text:tab/>OUTFIT INTERNATIONAL A/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42.44 <text:tab/>OUTFIT INTERNATIONAL A/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37.44 <text:tab/>OUTFIT INTERNATIONAL A/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5.97 <text:tab/>OUTFIT INTERNATIONAL A/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6.50 <text:tab/>OXFORD PROFESSIONAL EDUCATION GROUP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,000.00 <text:tab/>OXFORDSHIRE YOUTH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2.00 <text:tab/>OXHAND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6.00 <text:tab/>OXHAND LIMITED<text:tab/>Property &amp; facilities</text:p>
          </table:table-cell>
          <table:table-cell table:number-columns-repeated="16383"/>
        </table:table-row>
        <table:table-row table:number-rows-repeated="5" table:style-name="ro1">
          <table:table-cell office:value-type="string" table:style-name="ce1">
            <text:p><text:s/>£45.00 <text:tab/>P R MOTO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59.25 <text:tab/>PACKAGING ON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1.99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430.00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9.76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637.56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37.73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84.30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3.60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4.86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27.47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55.51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4.44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.20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.85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2.17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.70 <text:tab/>PERRYS MOTOR SALE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73.23 <text:tab/>PETER BOOTH AGRICULTURAL ENGINEER<text:tab/>Fleet</text:p>
          </table:table-cell>
          <table:table-cell table:number-columns-repeated="16383"/>
        </table:table-row>
        <table:table-row table:number-rows-repeated="5" table:style-name="ro1">
          <table:table-cell office:value-type="string" table:style-name="ce1">
            <text:p><text:s/>£35,316.00 <text:tab/>PEUGEOT MOTOR COMPANY PLC<text:tab/>Fleet</text:p>
          </table:table-cell>
          <table:table-cell table:number-columns-repeated="16383"/>
        </table:table-row>
        <table:table-row table:number-rows-repeated="4" table:style-name="ro1">
          <table:table-cell office:value-type="string" table:style-name="ce1">
            <text:p><text:s/>£24,947.55 <text:tab/>PEUGEOT MOTOR COMPANY PLC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24,972.55 <text:tab/>PEUGEOT MOTOR COMPANY PLC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,972.05 <text:tab/>PEUGEOT MOTOR COMPANY PLC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,972.08 <text:tab/>PEUGEOT MOTOR COMPANY PLC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24,597.55 <text:tab/>PEUGEOT MOTOR COMPANY PLC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24,622.55 <text:tab/>PEUGEOT MOTOR COMPANY PLC<text:tab/>Fleet</text:p>
          </table:table-cell>
          <table:table-cell table:number-columns-repeated="16383"/>
        </table:table-row>
        <table:table-row table:number-rows-repeated="6" table:style-name="ro1">
          <table:table-cell office:value-type="string" table:style-name="ce1">
            <text:p><text:s/>£24,597.55 <text:tab/>PEUGEOT MOTOR COMPANY PLC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,550.26 <text:tab/>PEUGEOT MOTOR COMPANY PLC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8,505.05 <text:tab/>PEUGEOT MOTOR COMPANY PLC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0.00 <text:tab/>PHIL THE FARRIE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0.00 <text:tab/>PHIL THE FARRIE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0.00 <text:tab/>PHIL THE FARRIER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192.00 <text:tab/>PICK EVERAR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8.22 <text:tab/>PITBITZ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886.83 <text:tab/>PITBITZ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6.40 <text:tab/>PMC POLYTHENE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12.00 <text:tab/>PMD MAGNETICS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8.00 <text:tab/>PMD MAGNETICS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30.00 <text:tab/>PMD MAGNETICS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1.54 <text:tab/>POLICE RESOURCES INTERNATIONAL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2.45 <text:tab/>PORTABLE SPACE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74.65 <text:tab/>PORTAKABI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975.64 <text:tab/>PORTAKABI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1.68 <text:tab/>PORTAKABI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6.68 <text:tab/>PORTAKABI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0.00 <text:tab/>PORTAKABI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1.93 <text:tab/>POSTURITE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.40 <text:tab/>POSTURITE (UK) LTD<text:tab/>IC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341.93 <text:tab/>POSTURITE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.63 <text:tab/>POSTURITE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.40 <text:tab/>POSTURITE (UK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500.00 <text:tab/>PRAXIS 42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96.27 <text:tab/>PREMIER PAPE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11.25 <text:tab/>PREMIER PAPER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2.91 <text:tab/>PREMIER STORAGE &amp; OFFICE SOLUTION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,760.64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90.00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7.00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8.15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,760.64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4.05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7.00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3.50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3.00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3.50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18 <text:tab/>PRESSFAB EVO LT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567.00 <text:tab/>PRESSFAB EVO LTD<text:tab/>Fleet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1">
            <text:p><text:s/>£666.00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0.80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45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6.00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34.00 <text:tab/>PRESSFAB EV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34.50 <text:tab/>PRICE WESTERN LEATHER CO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3.35 <text:tab/>PRIMETAK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36.00 <text:tab/>PRINT FINISHING SUPERSTORE T/A ELMSTOK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36.00 <text:tab/>PRO-TECT SAFETY SIG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4.80 <text:tab/>PRO-TECT SAFETY SIG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4,168.10 <text:tab/>PRUDENTIAL LOCAL GOVERNMENT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,138.61 <text:tab/>PSL PRINT MANAGMENT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2.49 <text:tab/>PSL PRINT MANAGMENT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,038.09 <text:tab/>PSL PRINT MANAGMENT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34.41 <text:tab/>PSL PRINT MANAGMENT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40.00 <text:tab/>PSLT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0.00 <text:tab/>PSLT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5.00 <text:tab/>PSLT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0.00 <text:tab/>PSLT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0.00 <text:tab/>PSLT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0.00 <text:tab/>PSLT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90.00 <text:tab/>PSLT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00.00 <text:tab/>PTSG ELECTRIC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9.00 <text:tab/>PTSG ELECTRICAL SERVIC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9.00 <text:tab/>PURETECH ELECTRICAL PRODUC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84.32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2.50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8.02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11.92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60.50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1.79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2.50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3.68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0.66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0.74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8.72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8.50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15.68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5.06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2.32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7.20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7.86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2.30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0.66 <text:tab/>PV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.41 <text:tab/>PYE MOTOR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41 <text:tab/>PYE MOTOR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3.00 <text:tab/>QRO SOLUTIONS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0.00 <text:tab/>QRO SOLUTIONS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002.86 <text:tab/>QUADIENT (NEOPOST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890.33 <text:tab/>QUADIENT (NEOPOST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757.78 <text:tab/>QUADIENT (NEOPOST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7.20 <text:tab/>READING TRANSPORT LT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50.00 <text:tab/>REDBOURN MOT CENTR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.00 <text:tab/>REDBOURN MOT CENTRE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50.00 <text:tab/>REDBOURN MOT CENTR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3.00 <text:tab/>REDTEQ ANALYTICAL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1.39 <text:tab/>REDTRONI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8.85 <text:tab/>REFLEX MEDICAL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5.14 <text:tab/>REFLEX MEDICAL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0.86 <text:tab/>REFLEX MEDICAL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294.88 <text:tab/>REGENCY REAL ESTATE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4.73 <text:tab/>REGENT GAS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8.5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10.5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5.95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.5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5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60.7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8.95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8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8.5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96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5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0.5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8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1.95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.95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96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8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.11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48.7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0.9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7.93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8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96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8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96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4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7.00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9.25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5.35 <text:tab/>RELIANCE MEDICAL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.50 <text:tab/>REXEL UK LT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92.00 <text:tab/>REXEL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5.25 <text:tab/>REXEL U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3.40 <text:tab/>REYNOLDS BLIND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.73 <text:tab/>RGR GARAGES (CRANFIELD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.56 <text:tab/>RGR GARAGES (CRANFIELD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3.89 <text:tab/>RGR GARAGES (CRANFIELD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1.26 <text:tab/>RGR GARAGES (CRANFIELD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7.75 <text:tab/>RGR GARAGES (CRANFIELD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2.90 <text:tab/>RGR GARAGES (CRANFIELD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3.94 <text:tab/>RGR GARAGES (CRANFIELD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.26 <text:tab/>RGR GARAGES (CRANFIELD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6.61 <text:tab/>RGR GARAGES (CRANFIELD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43.06 <text:tab/>RICHARD BYRNE PROPERTY MAINTENANCE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,860.87 <text:tab/>RICHELL VEHICLE CONVERSION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,000.00 <text:tab/>RIDGE &amp; PARTNER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436.00 <text:tab/>RIDGE &amp; PARTNER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000.00 <text:tab/>RIDGE &amp; PARTNER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29.41 <text:tab/>ROBERT HALF LTD<text:tab/>Professional &amp; corporate services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1">
            <text:p><text:s/>£1,398.60 <text:tab/>ROBERT HALF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70.94 <text:tab/>ROBERT HALF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108.00 <text:tab/>ROBERT M DONALDSON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,472.48 <text:tab/>ROSSDALE &amp; PARTNER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0.60 <text:tab/>ROSSDALE &amp; PARTNER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3.50 <text:tab/>ROYAL MAIL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21.52 <text:tab/>ROYAL MAIL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92.71 <text:tab/>ROYAL MAIL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26.79 <text:tab/>ROYAL MAIL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00.29 <text:tab/>ROYAL MAIL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63.97 <text:tab/>ROYAL MAIL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.13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6.98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4.71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.18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2.30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75.33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.30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9.74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2.53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.55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1.53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.29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60.32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8.96 <text:tab/>RS COMPONE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9.26 <text:tab/>RSG ENGINEERING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8.80 <text:tab/>RSG ENGINEERING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2.30 <text:tab/>RSG ENGINEERING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8.28 <text:tab/>RSG ENGINEERING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6.47 <text:tab/>RSG ENGINEERING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5.00 <text:tab/>RSP RAIL TRAVEL ACCOUNT (ATOC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619.90 <text:tab/>RSP RAIL TRAVEL ACCOUNT (ATOC)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6.78 <text:tab/>RUTH WHITE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2.24 <text:tab/>RUTH WHITE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.60 <text:tab/>RYGOR COMMERCIA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7.00 <text:tab/>RYGOR COMMERCIA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.60 <text:tab/>RYGOR COMMERCIA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.85 <text:tab/>RYGOR COMMERCIA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.86 <text:tab/>RYGOR COMMERCIA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5.30 <text:tab/>RYGOR COMMERCIA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.02 <text:tab/>S P SERVICE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083.18 <text:tab/>SAFE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8.38 <text:tab/>SAFE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4.48 <text:tab/>SAFEN3T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6.50 <text:tab/>SAFETY KLEEN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8.36 <text:tab/>SAFETY KLEEN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5.00 <text:tab/>SAFETY KLEEN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0.09 <text:tab/>SAFETY KLEEN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,025.00 <text:tab/>SASSE FACILITIES MANAGEMENT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25.00 <text:tab/>SASSE FACILITIES MANAGEMENT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,010.42 <text:tab/>SASSE FACILITIES MANAGEMENT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10.20 <text:tab/>SASSE FACILITIES MANAGEMENT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3,399.06 <text:tab/>SASSE FACILITIES MANAGEMENT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1.83 <text:tab/>SASSE FACILITIES MANAGEMENT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6.00 <text:tab/>SAUNDERS GARA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50.08 <text:tab/>SBI TACPRO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3.00 <text:tab/>SBI TACPRO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6.28 <text:tab/>SBI TACPRO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8.76 <text:tab/>SBI TACPRO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6.64 <text:tab/>SCAN COMPUTERS INTERNATIONAL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7.81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.69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8.11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.90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.35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6.66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95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1.65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43.19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.65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4.92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9.98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.80 <text:tab/>SCREWFIX DIRECT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10.68 <text:tab/>SELLICK PARTNERSHIP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73.30 <text:tab/>SELLICK PARTNERSHIP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21.08 <text:tab/>SELLICK PARTNERSHIP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11.25 <text:tab/>SELLICK PARTNERSHIP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67.90 <text:tab/>SELLOX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254.20 <text:tab/>SELLOX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65.00 <text:tab/>SELLOX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5.70 <text:tab/>SELLOX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24.50 <text:tab/>SELLOX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2.25 <text:tab/>SELLOX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5.09 <text:tab/>SELWAY PACKAGING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2.84 <text:tab/>SES BUSINESS WATER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6.94 <text:tab/>SE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.95 <text:tab/>SE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1.26 <text:tab/>SE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26.86 <text:tab/>SE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8.75 <text:tab/>SE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2.40 <text:tab/>SE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.94 <text:tab/>SE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6.98 <text:tab/>SE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5.03 <text:tab/>SE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9.99 <text:tab/>SE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47.58 <text:tab/>SETON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4.49 <text:tab/>SETON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7.50 <text:tab/>SIDNEY H HOOPER &amp; CO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7.00 <text:tab/>SIGMA SECURITY DEVICE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9.80 <text:tab/>SIGNCOMP EUROPE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8.00 <text:tab/>SIGNS EXPRESS (OXFORD)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0.00 <text:tab/>SIMONE SURVEYS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0.00 <text:tab/>SIMONE SURVEYS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05.00 <text:tab/>SIMONE SURVEYS LIMITED<text:tab/>Operational goods &amp;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274.96 <text:tab/>SIT STAND TRADING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.88 <text:tab/>SIT STAND TRADING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5.00 <text:tab/>SIXTEEN0SIX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60.00 <text:tab/>SK COMPLIANCE LTD<text:tab/>Operational goods &amp;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775.00 <text:tab/>SKILLS FOR JUSTICE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35.00 <text:tab/>SKILLS FOR JUSTICE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70.00 <text:tab/>SKILLS FOR JUSTICE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.00 <text:tab/>SKILLS FOR JUSTICE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.07 <text:tab/>SKYGUARD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,374.44 <text:tab/>SMITHS DETECTION INTERNATIONAL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4.30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3.39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1.86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4.47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0.38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.73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6.32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.08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.89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.50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8.70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88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.74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.14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17.19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33.41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6.00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260.68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,260.68 <text:tab/>SMITHS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0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.5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67.6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75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0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6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00 <text:tab/>SMS ENVIRONMENTAL LTD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00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5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2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0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0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5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0.00 <text:tab/>SMS ENVIRONMENTAL LTD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210.00 <text:tab/>SMS ENVIRONMENTAL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1.58 <text:tab/>SNAP ON DIAGNOSTIC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8,326.38 <text:tab/>SOFTCAT PL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76.10 <text:tab/>SOLON SECURITY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605.00 <text:tab/>SOLON SECURITY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18.62 <text:tab/>SOLON SECURITY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92.00 <text:tab/>SOLON SECURITY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2.50 <text:tab/>SOLON SECURITY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80.00 <text:tab/>SOLON SECURITY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37.00 <text:tab/>SONIC COMMUNICATIONS (INT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1.00 <text:tab/>SONIC COMMUNICATIONS (INT)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,070.00 <text:tab/>SOUTHERN ELECTRIC POWER DISTRIBUTION PL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,396.35 <text:tab/>SPECIAL VEHICLE SOLUTION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679.27 <text:tab/>SPECIAL VEHICLE SOLUTION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,717.08 <text:tab/>SPECIAL VEHICLE SOLUTION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,396.35 <text:tab/>SPECIAL VEHICLE SOLUTION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54.63 <text:tab/>SPECIALIST CARS LTD T/A SYTNER STEVENA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0.13 <text:tab/>SPECIALIST CARS LTD T/A SYTNER STEVENA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21 <text:tab/>SPECIALIST CARS LTD T/A SYTNER STEVENA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7.12 <text:tab/>SPECIALIST CARS LTD T/A SYTNER STEVENAG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5.22 <text:tab/>SPECIALIST COMPUTER CENTRES PL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4.62 <text:tab/>SPECIALIST COMPUTER CENTRES PL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.83 <text:tab/>SPECIALIST COMPUTER CENTRES PL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1.50 <text:tab/>SPECIALIST COMPUTER CENTRES PLC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0.00 <text:tab/>SPECIALITY OXYGEN SERVICE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8.51 <text:tab/>SSE ENERGY SUPPLY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8.73 <text:tab/>SSE ENERGY SUPPLY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8.01 <text:tab/>SSE ENERGY SUPPLY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4.79 <text:tab/>SSS PUBLIC SAFETY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,566.45 <text:tab/>SSS PUBLIC SAFETY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321.96 <text:tab/>SSS PUBLIC SAFETY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.15 <text:tab/>ST NEOTS MOTORCYLE COMPANY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9.96 <text:tab/>ST THOMAS CROSS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0.71 <text:tab/>ST THOMAS CROSS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5.90 <text:tab/>ST THOMAS CROSS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7.17 <text:tab/>ST THOMAS CROSS GARAGE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0.52 <text:tab/>STAMPS DIRECT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2.76 <text:tab/>STAMPS DIRECT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000.00 <text:tab/>STANHOPE WILKINSON ASSOCIATES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8.1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7.25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99.3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6.2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9.0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6.5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6.0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53.8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1.0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4.9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4.2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2.4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6.0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9.85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1.4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7.9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7.6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9.4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1.05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.15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88.1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3.4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.85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2.0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9.4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7.8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2.1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.0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6.6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7.8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3.50 <text:tab/>STAPLETONS (TYRE SERVICES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5.49 <text:tab/>STARLAB (UK)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0.00 <text:tab/>STEARN ELECTRI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9.00 <text:tab/>STEARN ELECTRI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.00 <text:tab/>STEARN ELECTRI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99.50 <text:tab/>STEARN ELECTRI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3.45 <text:tab/>STEARN ELECTRI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.00 <text:tab/>STEARN ELECTRI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7.00 <text:tab/>STEARN ELECTRI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3.00 <text:tab/>STEARN ELECTRI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.00 <text:tab/>STEARN ELECTRIC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5.00 <text:tab/>STERI-7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9.44 <text:tab/>STEVEN EAGELL LTD - FROGMOR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8.48 <text:tab/>STEVEN EAGELL TOYOTA - RAMSEY ROA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6.49 <text:tab/>STEVEN EAGELL TOYOTA - RAMSEY ROA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.63 <text:tab/>STEVEN EAGELL TOYOTA - RAMSEY ROA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3.02 <text:tab/>STEVEN EAGELL TOYOTA - REDMOOR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.35 <text:tab/>STEVEN EAGELL TOYOTA - REDMOOR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.24 <text:tab/>STEVEN EAGELL TOYOTA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4.88 <text:tab/>STEVEN EAGELL TOYOTA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7.13 <text:tab/>STEVEN EAGELL TOYOTA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.94 <text:tab/>STEVEN EAGELL TOYOTA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2.52 <text:tab/>STOKE MANDEVILLE AUTOCENTR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2.24 <text:tab/>STOKE MANDEVILLE AUTOCENTR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35.74 <text:tab/>STOKE MANDEVILLE AUTOCENTR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5.15 <text:tab/>STOKE MANDEVILLE AUTOCENTR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2.68 <text:tab/>STOKE MANDEVILLE STADIUM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0.14 <text:tab/>STOKE MANDEVILLE STADIUM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0.00 <text:tab/>STORRY AP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6.63 <text:tab/>STOW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,528.00 <text:tab/>STREAMLINED FORENSIC REPOR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221.00 <text:tab/>STREAMLINED FORENSIC REPOR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95.00 <text:tab/>SWAN FIRE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,385.00 <text:tab/>SYSTEMS TECHNOLOGY CONSULTA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,608.75 <text:tab/>SYSTEMS TECHNOLOGY CONSULTANT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1.34 <text:tab/>SYTNER HIGH WYCOMB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.39 <text:tab/>SYTNER HIGH WYCOMB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1.99 <text:tab/>SYTNER HIGH WYCOMB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0.63 <text:tab/>SYTNER HIGH WYCOMB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3.41 <text:tab/>SYTNER HIGH WYCOMBE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5.00 <text:tab/>T C HARRISON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8.18 <text:tab/>T H WHITE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8.75 <text:tab/>T R BULLWORTHY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25.00 <text:tab/>T T TRAINING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450.00 <text:tab/>T T TRAINING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000.00 <text:tab/>TCH (UK) LIMITE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40.44 <text:tab/>TENON FM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28.00 <text:tab/>TENON FM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682.50 <text:tab/>TETRA SCENE OF CRIME INTERNATIONAL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,500.00 <text:tab/>TETRA SCENE OF CRIME INTERNATIONAL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.00 <text:tab/>TETRA SCENE OF CRIME INTERNATIONAL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4.70 <text:tab/>TETUM SOLUTION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9.95 <text:tab/>TGS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2.50 <text:tab/>THAMES VALLEY FACILITI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7.73 <text:tab/>THAMES VALLEY FACILITI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5.00 <text:tab/>THAMES VALLEY FACILITI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3.30 <text:tab/>THAMES VALLEY FACILITIE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859.00 <text:tab/>THAMES VALLEY PARTNERSHIP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872.90 <text:tab/>THE AUTOMOBILE ASSOCIATIO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293.10 <text:tab/>THE AUTOMOBILE ASSOCIATIO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00.00 <text:tab/>THE AUTOMOBILE ASSOCIATION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241.00 <text:tab/>THE AYLESBURY VALE ACADEMY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800.00 <text:tab/>THE BEN KINSELLA TRUST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35.20 <text:tab/>THE COOL ICE BOX COMPANY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.00 <text:tab/>THE ELEC GROUP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268.76 <text:tab/>THE ELEC GROUP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19.77 <text:tab/>THE ELEC GROUP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9.14 <text:tab/>THE ELEC GROUP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.80 <text:tab/>THE ELEC GROUP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0.00 <text:tab/>THE HEIGHTEC GROUP LTD<text:tab/>Professional &amp; corporate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25.00 <text:tab/>THE HEIGHTEC GROUP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0.00 <text:tab/>THE HEIGHTEC GROUP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954.45 <text:tab/>THE HOTLINE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2.45 <text:tab/>THE HOTLINE GROUP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0.00 <text:tab/>THE INVESTIGATOR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9.99 <text:tab/>THE INVESTIGATOR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9.25 <text:tab/>THE INVESTIGATOR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9.00 <text:tab/>THE INVESTIGATOR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10.00 <text:tab/>THE INVESTIGATOR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9.75 <text:tab/>THE INVESTIGATOR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,000.00 <text:tab/>THE KNOWLEDGE ACADEMY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,594.00 <text:tab/>THE MUSTARD TREE FOUNDATION READING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93.50 <text:tab/>THE MYERS BRIGGS COMPANY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.50 <text:tab/>THE MYERS BRIGGS COMPANY<text:tab/>Professional &amp; corporate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250.00 <text:tab/>THE VICI LANGUAGE ACADEMY LLP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00.00 <text:tab/>THERAPY PRACTICE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0.00 <text:tab/>THREADWORX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840.00 <text:tab/>THREAT REDUCTION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20.00 <text:tab/>THREAT REDUCTION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8.93 <text:tab/>TOOMEY MOTOR GROUP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0.00 <text:tab/>TOTAL COMMUNICATION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0.00 <text:tab/>TOTAL PEST CONTRO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6.67 <text:tab/>TOTAL PEST CONTRO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.67 <text:tab/>TOTAL PEST CONTRO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7.00 <text:tab/>TOTAL PEST CONTRO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0.00 <text:tab/>TOTAL PEST CONTRO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6.00 <text:tab/>TOTAL PEST CONTRO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40.00 <text:tab/>TOTAL PEST CONTROL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,775.90 <text:tab/>TOTALENERGIES GAS &amp; POWER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,369.39 <text:tab/>TOWERGATE INSURANCE BROKER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45.66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0.92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41.12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9.86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.96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63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.90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3.19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16.80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.17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63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4.24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4.96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3.75 <text:tab/>TPS CENTRAL <text:s/>ACCOUNT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2.63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.29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65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.18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0.91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83.80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55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7.04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49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9.55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.18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63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.86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.54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9.59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.69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9.09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.22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.56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.34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.56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8.03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.08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.90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65.05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8.65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63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8.58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.09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.76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74.12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62.90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1.64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6.07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1.99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8.57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63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5.05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4.35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.97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0.52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.18 <text:tab/>TPS CENTRAL <text:s/>ACCOUNT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2.00 <text:tab/>TRACETAG UK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95.00 <text:tab/>TRAIN AID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2,346.53 <text:tab/>TRAVELPERK UK IRL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2,687.94 <text:tab/>TRAVELPERK UK IRL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5.00 <text:tab/>TRINITY CONTROL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628.00 <text:tab/>TRINITY CONTROL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0.00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60.76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44.21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41.45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106.67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784.46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8.92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.50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2.50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0.00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.50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8.36 <text:tab/>TRINITY FIRE AND SECURITY SYSTEMS LTD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65.00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0.00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0.47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.78 <text:tab/>TRINITY FIRE AND SECURITY SYSTEMS LTD<text:tab/>Property &amp; facilit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65.00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456.36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240.00 <text:tab/>TRINITY FIRE AND SECURITY SYSTEM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022.63 <text:tab/>TRIPLE 9 GROUP LIMITED<text:tab/>Fleet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1">
            <text:p><text:s/>£7,667.68 <text:tab/>TRIPLE 9 GROUP LIMITED<text:tab/>Fleet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1">
            <text:p><text:s/>£10,566.77 <text:tab/>TRIPLE 9 GROUP LIMITE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0,161.77 <text:tab/>TRIPLE 9 GROUP LIMITE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7,936.40 <text:tab/>TRIPLE 9 GROUP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,685.05 <text:tab/>TRIPLE 9 GROUP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022.63 <text:tab/>TRIPLE 9 GROUP LIMITED<text:tab/>Fleet</text:p>
          </table:table-cell>
          <table:table-cell table:number-columns-repeated="16383"/>
        </table:table-row>
        <table:table-row table:number-rows-repeated="6" table:style-name="ro1">
          <table:table-cell office:value-type="string" table:style-name="ce1">
            <text:p><text:s/>£5,553.38 <text:tab/>TRIPLE 9 GROUP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840.00 <text:tab/>TRL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20.00 <text:tab/>TRL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90.00 <text:tab/>TSI INSTRUMENT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,060.00 <text:tab/>TURNER &amp; TOWNSEND PROJECT MANAGEMENT LT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99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49.95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99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4.96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99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.75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50.00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,907.52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99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75.00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99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783.84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.75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9.99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64.25 <text:tab/>UK TELEMATICS LIMITED<text:tab/>Fleet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1">
            <text:p><text:s/>£49.99 <text:tab/>UK TELEMATICS LIMITE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,382.00 <text:tab/>UNISY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6.02 <text:tab/>USS CATERING EQUIP SERV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,440.00 <text:tab/>VECTOR &amp; SCALAR PRODUCT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8.89 <text:tab/>VERSAPAK (INTERNATIONAL)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2.92 <text:tab/>VETS NOW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1.12 <text:tab/>VIKING ARMS LTD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0.00 <text:tab/>VODAFONE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316.82 <text:tab/>VODAFONE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.10 <text:tab/>VODAFONE LTD (FIN OPS)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72.80 <text:tab/>VODAFONE LTD (FIN OPS)<text:tab/>IC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5,432.11 <text:tab/>VODAFONE LTD (FIN OPS)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43.21 <text:tab/>VOLKERHIGHWAYS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35,849.17 <text:tab/>VOLVO CAR UK LT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29,461.67 <text:tab/>VOLVO 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,015.84 <text:tab/>VOLVO 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,976.25 <text:tab/>VOLVO 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,649.17 <text:tab/>VOLVO 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,811.67 <text:tab/>VOLVO CAR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7.50 <text:tab/>VTS INSTALLATIO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050.08 <text:tab/>VTS INSTALLATIO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9.60 <text:tab/>VTS INSTALLATIO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748.75 <text:tab/>VTS INSTALLATION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9.60 <text:tab/>VTS INSTALLATIONS<text:tab/>Fleet</text:p>
          </table:table-cell>
          <table:table-cell table:number-columns-repeated="16383"/>
        </table:table-row>
        <table:table-row table:number-rows-repeated="6" table:style-name="ro1">
          <table:table-cell office:value-type="string" table:style-name="ce1">
            <text:p><text:s/>£22,349.08 <text:tab/>VW GROUP UK LTD -COMMERCIAL VEHICLE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8.62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376.71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736.94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892.90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780.60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347.75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3,361.21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81.24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12.80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816.57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861.83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,623.46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107.91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8.92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864.86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02.27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424.19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48.02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95.03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.00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10.00 <text:tab/>VW PANEL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7.8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20.6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79.2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.0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.84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9.1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.26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642.61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0.5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1.0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6.56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65.1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0.5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.74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57.1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410.5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7.25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5.0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3.5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6.76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2.0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305.6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0.5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0.0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5.0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,218.3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196.0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.0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.10 <text:tab/>WA PRODUCTS (UK) LTD T/A SCENESAF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38.00 <text:tab/>WAREHOUSE EXPRES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9.00 <text:tab/>WAREHOUSE EXPRES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8.31 <text:tab/>WAREHOUSE EXPRES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28.07 <text:tab/>WAREHOUSE EXPRES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4.74 <text:tab/>WAREHOUSE EXPRES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86.00 <text:tab/>WAREHOUSE EXPRES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.83 <text:tab/>WAREHOUSE EXPRES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2.25 <text:tab/>WAREHOUSE EXPRESS LT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4.33 <text:tab/>WAYLANDS AUTOMOTIVE T/A NEWBURY VOLVO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24.50 <text:tab/>WAYLANDS KIA READING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4.85 <text:tab/>WAYLANDS KIA READING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100.00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3.55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8.80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0.12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18.64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1.20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2.14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95.20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21.03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92.80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.20 <text:tab/>WAYLANDS VOLVO OXFORD<text:tab/>Flee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198.80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.38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1.70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104.38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57.76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2.99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60.10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.16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80.98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92.80 <text:tab/>WAYLANDS VOLVO OXFOR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,742.77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183.07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,174.29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568.06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78.20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29.68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54.04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,101.90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0.00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0.00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282.11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48.31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20.96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37.87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,821.26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33.82 <text:tab/>WEDGWOOD CRC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723.85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22.00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672.00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7.50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579.50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7.00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93.50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185.50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8.03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27.35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9.14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8.97 <text:tab/>WEIGHTMANS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£332.95 <text:tab/>WEL MEDICAL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099.00 <text:tab/>WEL MEDICAL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34.20 <text:tab/>WEL MEDICAL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80.95 <text:tab/>WEL MEDICAL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01.95 <text:tab/>WEL MEDICAL LIMITED<text:tab/>Professional &amp; corporate services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1">
            <text:p><text:s/>£232.95 <text:tab/>WEL MEDICAL LIMITED<text:tab/>Professional &amp; corporate servi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/>£339.65 <text:tab/>WEL MEDICAL LIMITED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,080.83 <text:tab/>WELLINGTON RIDING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77.55 <text:tab/>WELLINGTON RIDING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7.59 <text:tab/>WENDOVER HEIGHTS VETERINARY CENTRE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982.63 <text:tab/>WESTAWAY MOTO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7.02 <text:tab/>WESTAWAY MOTO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0.78 <text:tab/>WESTAWAY MOTOR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25.50 <text:tab/>WHITE RIBBON CAMPAIGN UK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2.50 <text:tab/>WIGHTMAN &amp; PARRISH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5.00 <text:tab/>WIGHTMAN &amp; PARRISH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5.68 <text:tab/>WIGHTMAN &amp; PARRISH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0.74 <text:tab/>WIGHTMAN &amp; PARRISH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14,784.88 <text:tab/>WILLMOTT DIXON CONSTRUCTION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91,133.02 <text:tab/>WILLMOTT DIXON INTERIORS LIMITE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105.10 <text:tab/>WM SUGDENS<text:tab/>Operational goods &amp;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7.36 <text:tab/>WOLLASTON MOTOR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1.40 <text:tab/>WOLLASTON MOTORS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15.35 <text:tab/>WOLSELEY CENTERS LTD<text:tab/>Property &amp; facil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8.90 <text:tab/>WOODWAY ENGINEER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1.50 <text:tab/>WOODWAY ENGINEER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6.25 <text:tab/>WOODWAY ENGINEER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60.00 <text:tab/>WOODWAY ENGINEER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8.00 <text:tab/>WOODWAY ENGINEER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62.55 <text:tab/>WOODWAY ENGINEER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5.50 <text:tab/>WOODWAY ENGINEER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09.65 <text:tab/>WOODWAY ENGINEERING LTD<text:tab/>Fleet</text:p>
          </table:table-cell>
          <table:table-cell table:number-columns-repeated="16383"/>
        </table:table-row>
        <table:table-row table:number-rows-repeated="5" table:style-name="ro1">
          <table:table-cell office:value-type="string" table:style-name="ce1">
            <text:p><text:s/>£121.10 <text:tab/>WOODWAY ENGINEER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51.50 <text:tab/>WOODWAY ENGINEERING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.26 <text:tab/>WORLDWIDE RECOVERY SYSTEM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.00 <text:tab/>WORLDWIDE RECOVERY SYSTEMS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.17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8.76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13.96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4.26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4.27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1.60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0.25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5.70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3.98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3.17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95.52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3.30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8.54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5.97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6.15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66.05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9.90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7.45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6.95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5.98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0.57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42.14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348.79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53.34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96.46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27.13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7.05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3.58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263.25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7.14 <text:tab/>WURTH UK LTD<text:tab/>Fl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,400.00 <text:tab/>WYCOMBE WANDERERS FOOTBALL CLUB PLC<text:tab/>Professional &amp; corporate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488.00 <text:tab/>XOS GROUP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175.86 <text:tab/>XOS GROUP LIMITED<text:tab/>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£8.00 <text:tab/>"YORK</text:p>
          </table:table-cell>
          <table:table-cell office:value-type="string" table:style-name="ce1">
            <text:p><text:s/>WARD &amp; ROWLATT LTD"<text:tab/>Professional &amp; corporate servi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£60.00 <text:tab/>"YORK</text:p>
          </table:table-cell>
          <table:table-cell office:value-type="string" table:style-name="ce1">
            <text:p><text:s/>WARD &amp; ROWLATT LTD"<text:tab/>Professional &amp; corporate servi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£16.00 <text:tab/>"YORK</text:p>
          </table:table-cell>
          <table:table-cell office:value-type="string" table:style-name="ce1">
            <text:p><text:s/>WARD &amp; ROWLATT LTD"<text:tab/>Professional &amp; corporate services</text:p>
          </table:table-cell>
          <table:table-cell table:number-columns-repeated="16382"/>
        </table:table-row>
        <table:table-row table:number-rows-repeated="10459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berts, Charlotte (C7904)</meta:initial-creator>
    <dc:creator>Roberts, Charlotte (C7904)</dc:creator>
    <meta:creation-date>2024-12-03T15:36:10Z</meta:creation-date>
    <dc:date>2024-12-03T15:36:10Z</dc:date>
    <meta:print-date>2024-12-03T15:35:18Z</meta:print-date>
  </office:meta>
</office:document-meta>
</file>